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2.8319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3.12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6661in"/>
    </style:style>
    <style:style style:name="co9" style:family="table-column">
      <style:table-column-properties fo:break-before="auto" style:column-width="0.7098in"/>
    </style:style>
    <style:style style:name="co10" style:family="table-column">
      <style:table-column-properties fo:break-before="auto" style:column-width="0.7528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6874in"/>
    </style:style>
    <style:style style:name="co16" style:family="table-column">
      <style:table-column-properties fo:break-before="auto" style:column-width="0.7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eer-vital-statistic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Category</text:p>
          </table:table-cell>
          <table:table-cell office:value-type="string">
            <text:p>Sub-Category</text:p>
          </table:table-cell>
          <table:table-cell office:value-type="string">
            <text:p>IBU Min</text:p>
          </table:table-cell>
          <table:table-cell office:value-type="string">
            <text:p>IBU Max</text:p>
          </table:table-cell>
          <table:table-cell office:value-type="string">
            <text:p>SRM Min</text:p>
          </table:table-cell>
          <table:table-cell office:value-type="string">
            <text:p>SRM Max</text:p>
          </table:table-cell>
          <table:table-cell office:value-type="string">
            <text:p>OG Min</text:p>
          </table:table-cell>
          <table:table-cell office:value-type="string">
            <text:p>OG Max</text:p>
          </table:table-cell>
          <table:table-cell office:value-type="string">
            <text:p>FG Min</text:p>
          </table:table-cell>
          <table:table-cell office:value-type="string">
            <text:p>FG Max</text:p>
          </table:table-cell>
          <table:table-cell office:value-type="string">
            <text:p>ABV Min</text:p>
          </table:table-cell>
          <table:table-cell office:value-type="string">
            <text:p>ABV Max</text:p>
          </table:table-cell>
        </table:table-row>
        <table:table-row table:style-name="ro1">
          <table:table-cell office:value-type="string">
            <text:p>1A</text:p>
          </table:table-cell>
          <table:table-cell office:value-type="string">
            <text:p>LIGHT LAGER</text:p>
          </table:table-cell>
          <table:table-cell office:value-type="string">
            <text:p>Lite American Lager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028">
            <text:p>1.028</text:p>
          </table:table-cell>
          <table:table-cell office:value-type="float" office:value="1.04">
            <text:p>1.04</text:p>
          </table:table-cell>
          <table:table-cell office:value-type="float" office:value="0.998">
            <text:p>0.998</text:p>
          </table:table-cell>
          <table:table-cell office:value-type="float" office:value="1.008">
            <text:p>1.008</text:p>
          </table:table-cell>
          <table:table-cell office:value-type="float" office:value="2.8">
            <text:p>2.8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1B</text:p>
          </table:table-cell>
          <table:table-cell office:value-type="string">
            <text:p>LIGHT LAGER</text:p>
          </table:table-cell>
          <table:table-cell office:value-type="string">
            <text:p>Standard American Lager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04">
            <text:p>1.04</text:p>
          </table:table-cell>
          <table:table-cell office:value-type="float" office:value="1.05">
            <text:p>1.05</text:p>
          </table:table-cell>
          <table:table-cell office:value-type="float" office:value="1.004">
            <text:p>1.004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1C</text:p>
          </table:table-cell>
          <table:table-cell office:value-type="string">
            <text:p>LIGHT LAGER</text:p>
          </table:table-cell>
          <table:table-cell office:value-type="string">
            <text:p>Premium American Lager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046">
            <text:p>1.046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.6">
            <text:p>4.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D</text:p>
          </table:table-cell>
          <table:table-cell office:value-type="string">
            <text:p>LIGHT LAGER</text:p>
          </table:table-cell>
          <table:table-cell office:value-type="string">
            <text:p>Munich Helles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045">
            <text:p>1.045</text:p>
          </table:table-cell>
          <table:table-cell office:value-type="float" office:value="1.051">
            <text:p>1.051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.7">
            <text:p>4.7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 office:value-type="string">
            <text:p>1E</text:p>
          </table:table-cell>
          <table:table-cell office:value-type="string">
            <text:p>LIGHT LAGER</text:p>
          </table:table-cell>
          <table:table-cell office:value-type="string">
            <text:p>Dortmunder Export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048">
            <text:p>1.048</text:p>
          </table:table-cell>
          <table:table-cell office:value-type="float" office:value="1.056">
            <text:p>1.056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8">
            <text:p>4.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2A</text:p>
          </table:table-cell>
          <table:table-cell office:value-type="string">
            <text:p>PILSNER</text:p>
          </table:table-cell>
          <table:table-cell office:value-type="string">
            <text:p>German Pilsner (Pils)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044">
            <text:p>1.044</text:p>
          </table:table-cell>
          <table:table-cell office:value-type="float" office:value="1.05">
            <text:p>1.05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</table:table-row>
        <table:table-row table:style-name="ro2">
          <table:table-cell office:value-type="string">
            <text:p>2B</text:p>
          </table:table-cell>
          <table:table-cell office:value-type="string">
            <text:p>PILSNER</text:p>
          </table:table-cell>
          <table:table-cell office:value-type="string">
            <text:p>Bohemian Pilsener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.044">
            <text:p>1.044</text:p>
          </table:table-cell>
          <table:table-cell office:value-type="float" office:value="1.056">
            <text:p>1.056</text:p>
          </table:table-cell>
          <table:table-cell office:value-type="float" office:value="1.013">
            <text:p>1.013</text:p>
          </table:table-cell>
          <table:table-cell office:value-type="float" office:value="1.017">
            <text:p>1.017</text:p>
          </table:table-cell>
          <table:table-cell office:value-type="float" office:value="4.2">
            <text:p>4.2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 office:value-type="string">
            <text:p>2C</text:p>
          </table:table-cell>
          <table:table-cell office:value-type="string">
            <text:p>PILSNER</text:p>
          </table:table-cell>
          <table:table-cell office:value-type="string">
            <text:p>Classic American Pilsner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044">
            <text:p>1.044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EUROPEAN AMBER LAGER</text:p>
          </table:table-cell>
          <table:table-cell office:value-type="string">
            <text:p>Vienna Lager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.046">
            <text:p>1.046</text:p>
          </table:table-cell>
          <table:table-cell office:value-type="float" office:value="1.052">
            <text:p>1.052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3B</text:p>
          </table:table-cell>
          <table:table-cell office:value-type="string">
            <text:p>EUROPEAN AMBER LAGER</text:p>
          </table:table-cell>
          <table:table-cell office:value-type="string">
            <text:p>Oktoberfest/Märzen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.05">
            <text:p>1.05</text:p>
          </table:table-cell>
          <table:table-cell office:value-type="float" office:value="1.057">
            <text:p>1.057</text:p>
          </table:table-cell>
          <table:table-cell office:value-type="float" office:value="1.012">
            <text:p>1.012</text:p>
          </table:table-cell>
          <table:table-cell office:value-type="float" office:value="1.016">
            <text:p>1.016</text:p>
          </table:table-cell>
          <table:table-cell office:value-type="float" office:value="4.8">
            <text:p>4.8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string">
            <text:p>4A</text:p>
          </table:table-cell>
          <table:table-cell office:value-type="string">
            <text:p>DARK LAGER</text:p>
          </table:table-cell>
          <table:table-cell office:value-type="string">
            <text:p>Dark American Lager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.044">
            <text:p>1.044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.2">
            <text:p>4.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4B</text:p>
          </table:table-cell>
          <table:table-cell office:value-type="string">
            <text:p>DARK LAGER</text:p>
          </table:table-cell>
          <table:table-cell office:value-type="string">
            <text:p>Munich Dunkel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.048">
            <text:p>1.048</text:p>
          </table:table-cell>
          <table:table-cell office:value-type="float" office:value="1.056">
            <text:p>1.056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4.5">
            <text:p>4.5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string">
            <text:p>4C</text:p>
          </table:table-cell>
          <table:table-cell office:value-type="string">
            <text:p>DARK LAGER</text:p>
          </table:table-cell>
          <table:table-cell office:value-type="string">
            <text:p>Schwarzbier (Black Beer)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046">
            <text:p>1.046</text:p>
          </table:table-cell>
          <table:table-cell office:value-type="float" office:value="1.052">
            <text:p>1.052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4.4">
            <text:p>4.4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 office:value-type="string">
            <text:p>5A</text:p>
          </table:table-cell>
          <table:table-cell office:value-type="string">
            <text:p>BOCK</text:p>
          </table:table-cell>
          <table:table-cell office:value-type="string">
            <text:p>Maibock/Helles Bock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.064">
            <text:p>1.064</text:p>
          </table:table-cell>
          <table:table-cell office:value-type="float" office:value="1.072">
            <text:p>1.072</text:p>
          </table:table-cell>
          <table:table-cell office:value-type="float" office:value="1.011">
            <text:p>1.011</text:p>
          </table:table-cell>
          <table:table-cell office:value-type="float" office:value="1.018">
            <text:p>1.018</text:p>
          </table:table-cell>
          <table:table-cell office:value-type="float" office:value="6.3">
            <text:p>6.3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BOCK</text:p>
          </table:table-cell>
          <table:table-cell office:value-type="string">
            <text:p>Traditional Bock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.064">
            <text:p>1.064</text:p>
          </table:table-cell>
          <table:table-cell office:value-type="float" office:value="1.072">
            <text:p>1.072</text:p>
          </table:table-cell>
          <table:table-cell office:value-type="float" office:value="1.013">
            <text:p>1.013</text:p>
          </table:table-cell>
          <table:table-cell office:value-type="float" office:value="1.019">
            <text:p>1.019</text:p>
          </table:table-cell>
          <table:table-cell office:value-type="float" office:value="6.3">
            <text:p>6.3</text:p>
          </table:table-cell>
          <table:table-cell office:value-type="float" office:value="7.2">
            <text:p>7.2</text:p>
          </table:table-cell>
        </table:table-row>
        <table:table-row table:style-name="ro2">
          <table:table-cell office:value-type="string">
            <text:p>5C</text:p>
          </table:table-cell>
          <table:table-cell office:value-type="string">
            <text:p>BOCK</text:p>
          </table:table-cell>
          <table:table-cell office:value-type="string">
            <text:p>Doppelbock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.072">
            <text:p>1.072</text:p>
          </table:table-cell>
          <table:table-cell office:value-type="float" office:value="1.112">
            <text:p>1.112</text:p>
          </table:table-cell>
          <table:table-cell office:value-type="float" office:value="1.016">
            <text:p>1.016</text:p>
          </table:table-cell>
          <table:table-cell office:value-type="float" office:value="1.024">
            <text:p>1.0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5D</text:p>
          </table:table-cell>
          <table:table-cell office:value-type="string">
            <text:p>BOCK</text:p>
          </table:table-cell>
          <table:table-cell office:value-type="string">
            <text:p>Eisbock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.078">
            <text:p>1.078</text:p>
          </table:table-cell>
          <table:table-cell office:value-type="float" office:value="1.12">
            <text:p>1.12</text:p>
          </table:table-cell>
          <table:table-cell office:value-type="float" office:value="1.02">
            <text:p>1.02</text:p>
          </table:table-cell>
          <table:table-cell office:value-type="float" office:value="1.035">
            <text:p>1.03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6A</text:p>
          </table:table-cell>
          <table:table-cell office:value-type="string">
            <text:p>LIGHT HYBRID BEER</text:p>
          </table:table-cell>
          <table:table-cell office:value-type="string">
            <text:p>Cream Al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.042">
            <text:p>1.042</text:p>
          </table:table-cell>
          <table:table-cell office:value-type="float" office:value="1.055">
            <text:p>1.055</text:p>
          </table:table-cell>
          <table:table-cell office:value-type="float" office:value="1.006">
            <text:p>1.006</text:p>
          </table:table-cell>
          <table:table-cell office:value-type="float" office:value="1.012">
            <text:p>1.012</text:p>
          </table:table-cell>
          <table:table-cell office:value-type="float" office:value="4.2">
            <text:p>4.2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string">
            <text:p>6B</text:p>
          </table:table-cell>
          <table:table-cell office:value-type="string">
            <text:p>LIGHT HYBRID BEER</text:p>
          </table:table-cell>
          <table:table-cell office:value-type="string">
            <text:p>Blonde Ale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038">
            <text:p>1.038</text:p>
          </table:table-cell>
          <table:table-cell office:value-type="float" office:value="1.054">
            <text:p>1.054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3.8">
            <text:p>3.8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6C</text:p>
          </table:table-cell>
          <table:table-cell office:value-type="string">
            <text:p>LIGHT HYBRID BEER</text:p>
          </table:table-cell>
          <table:table-cell office:value-type="string">
            <text:p>Kölsch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.044">
            <text:p>1.044</text:p>
          </table:table-cell>
          <table:table-cell office:value-type="float" office:value="1.05">
            <text:p>1.05</text:p>
          </table:table-cell>
          <table:table-cell office:value-type="float" office:value="1.007">
            <text:p>1.007</text:p>
          </table:table-cell>
          <table:table-cell office:value-type="float" office:value="1.011">
            <text:p>1.011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6D</text:p>
          </table:table-cell>
          <table:table-cell office:value-type="string">
            <text:p>LIGHT HYBRID BEER</text:p>
          </table:table-cell>
          <table:table-cell office:value-type="string">
            <text:p>American Wheat or Rye Beer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04">
            <text:p>1.04</text:p>
          </table:table-cell>
          <table:table-cell office:value-type="float" office:value="1.055">
            <text:p>1.055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7A</text:p>
          </table:table-cell>
          <table:table-cell office:value-type="string">
            <text:p>AMBER HYBRID BEER</text:p>
          </table:table-cell>
          <table:table-cell office:value-type="string">
            <text:p>Northern German Altbier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.046">
            <text:p>1.046</text:p>
          </table:table-cell>
          <table:table-cell office:value-type="float" office:value="1.054">
            <text:p>1.054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7B</text:p>
          </table:table-cell>
          <table:table-cell office:value-type="string">
            <text:p>AMBER HYBRID BEER</text:p>
          </table:table-cell>
          <table:table-cell office:value-type="string">
            <text:p>California Common Beer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.048">
            <text:p>1.048</text:p>
          </table:table-cell>
          <table:table-cell office:value-type="float" office:value="1.054">
            <text:p>1.054</text:p>
          </table:table-cell>
          <table:table-cell office:value-type="float" office:value="1.011">
            <text:p>1.011</text:p>
          </table:table-cell>
          <table:table-cell office:value-type="float" office:value="1.014">
            <text:p>1.014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7C</text:p>
          </table:table-cell>
          <table:table-cell office:value-type="string">
            <text:p>AMBER HYBRID BEER</text:p>
          </table:table-cell>
          <table:table-cell office:value-type="string">
            <text:p>Düsseldorf Altbier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.046">
            <text:p>1.046</text:p>
          </table:table-cell>
          <table:table-cell office:value-type="float" office:value="1.054">
            <text:p>1.054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8A</text:p>
          </table:table-cell>
          <table:table-cell office:value-type="string">
            <text:p>ENGLISH PALE ALE</text:p>
          </table:table-cell>
          <table:table-cell office:value-type="string">
            <text:p>Standard/Ordinary Bitter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.032">
            <text:p>1.032</text:p>
          </table:table-cell>
          <table:table-cell office:value-type="float" office:value="1.04">
            <text:p>1.04</text:p>
          </table:table-cell>
          <table:table-cell office:value-type="float" office:value="1.007">
            <text:p>1.007</text:p>
          </table:table-cell>
          <table:table-cell office:value-type="float" office:value="1.011">
            <text:p>1.011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string">
            <text:p>8B</text:p>
          </table:table-cell>
          <table:table-cell office:value-type="string">
            <text:p>ENGLISH PALE ALE</text:p>
          </table:table-cell>
          <table:table-cell office:value-type="string">
            <text:p>Special/Best/Premium Bitter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.04">
            <text:p>1.04</text:p>
          </table:table-cell>
          <table:table-cell office:value-type="float" office:value="1.048">
            <text:p>1.048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3.8">
            <text:p>3.8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string">
            <text:p>8C</text:p>
          </table:table-cell>
          <table:table-cell office:value-type="string">
            <text:p>ENGLISH PALE ALE</text:p>
          </table:table-cell>
          <table:table-cell office:value-type="string">
            <text:p>Extra Special/Strong Bitter (English Pale Ale)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.048">
            <text:p>1.048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4.6">
            <text:p>4.6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9A</text:p>
          </table:table-cell>
          <table:table-cell office:value-type="string">
            <text:p>SCOTTISH AND IRISH ALE</text:p>
          </table:table-cell>
          <table:table-cell office:value-type="string">
            <text:p>Scottish Light 60/-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.03">
            <text:p>1.03</text:p>
          </table:table-cell>
          <table:table-cell office:value-type="float" office:value="1.035">
            <text:p>1.035</text:p>
          </table:table-cell>
          <table:table-cell office:value-type="float" office:value="1.01">
            <text:p>1.01</text:p>
          </table:table-cell>
          <table:table-cell office:value-type="float" office:value="1.013">
            <text:p>1.013</text:p>
          </table:table-cell>
          <table:table-cell office:value-type="float" office:value="2.5">
            <text:p>2.5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9B</text:p>
          </table:table-cell>
          <table:table-cell office:value-type="string">
            <text:p>SCOTTISH AND IRISH ALE</text:p>
          </table:table-cell>
          <table:table-cell office:value-type="string">
            <text:p>Scottish Heavy 70/-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.035">
            <text:p>1.035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3.2">
            <text:p>3.2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string">
            <text:p>9C</text:p>
          </table:table-cell>
          <table:table-cell office:value-type="string">
            <text:p>SCOTTISH AND IRISH ALE</text:p>
          </table:table-cell>
          <table:table-cell office:value-type="string">
            <text:p>Scottish Export 80/-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.04">
            <text:p>1.04</text:p>
          </table:table-cell>
          <table:table-cell office:value-type="float" office:value="1.054">
            <text:p>1.054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3.9">
            <text:p>3.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9D</text:p>
          </table:table-cell>
          <table:table-cell office:value-type="string">
            <text:p>SCOTTISH AND IRISH ALE</text:p>
          </table:table-cell>
          <table:table-cell office:value-type="string">
            <text:p>Irish Red Ale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.044">
            <text:p>1.044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E</text:p>
          </table:table-cell>
          <table:table-cell office:value-type="string">
            <text:p>SCOTTISH AND IRISH ALE</text:p>
          </table:table-cell>
          <table:table-cell office:value-type="string">
            <text:p>Strong Scotch Ale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.07">
            <text:p>1.07</text:p>
          </table:table-cell>
          <table:table-cell office:value-type="float" office:value="1.13">
            <text:p>1.13</text:p>
          </table:table-cell>
          <table:table-cell office:value-type="float" office:value="1.018">
            <text:p>1.018</text:p>
          </table:table-cell>
          <table:table-cell office:value-type="float" office:value="1.056">
            <text:p>1.056</text:p>
          </table:table-cell>
          <table:table-cell office:value-type="float" office:value="6.5">
            <text:p>6.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A</text:p>
          </table:table-cell>
          <table:table-cell office:value-type="string">
            <text:p>AMERICAN ALE</text:p>
          </table:table-cell>
          <table:table-cell office:value-type="string">
            <text:p>American Pale Ale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045">
            <text:p>1.045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10B</text:p>
          </table:table-cell>
          <table:table-cell office:value-type="string">
            <text:p>AMERICAN ALE</text:p>
          </table:table-cell>
          <table:table-cell office:value-type="string">
            <text:p>American Amber Ale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.045">
            <text:p>1.045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10C</text:p>
          </table:table-cell>
          <table:table-cell office:value-type="string">
            <text:p>AMERICAN ALE</text:p>
          </table:table-cell>
          <table:table-cell office:value-type="string">
            <text:p>American Brown Ale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.045">
            <text:p>1.045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4.3">
            <text:p>4.3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11A</text:p>
          </table:table-cell>
          <table:table-cell office:value-type="string">
            <text:p>ENGLISH BROWN ALE</text:p>
          </table:table-cell>
          <table:table-cell office:value-type="string">
            <text:p>Mild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.03">
            <text:p>1.03</text:p>
          </table:table-cell>
          <table:table-cell office:value-type="float" office:value="1.038">
            <text:p>1.038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11B</text:p>
          </table:table-cell>
          <table:table-cell office:value-type="string">
            <text:p>ENGLISH BROWN ALE</text:p>
          </table:table-cell>
          <table:table-cell office:value-type="string">
            <text:p>Southern English Brown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.033">
            <text:p>1.033</text:p>
          </table:table-cell>
          <table:table-cell office:value-type="float" office:value="1.042">
            <text:p>1.042</text:p>
          </table:table-cell>
          <table:table-cell office:value-type="float" office:value="1.011">
            <text:p>1.011</text:p>
          </table:table-cell>
          <table:table-cell office:value-type="float" office:value="1.014">
            <text:p>1.014</text:p>
          </table:table-cell>
          <table:table-cell office:value-type="float" office:value="2.8">
            <text:p>2.8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string">
            <text:p>11C</text:p>
          </table:table-cell>
          <table:table-cell office:value-type="string">
            <text:p>ENGLISH BROWN ALE</text:p>
          </table:table-cell>
          <table:table-cell office:value-type="string">
            <text:p>Northern English Brown Al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04">
            <text:p>1.04</text:p>
          </table:table-cell>
          <table:table-cell office:value-type="float" office:value="1.052">
            <text:p>1.052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4.2">
            <text:p>4.2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string">
            <text:p>12A</text:p>
          </table:table-cell>
          <table:table-cell office:value-type="string">
            <text:p>PORTER</text:p>
          </table:table-cell>
          <table:table-cell office:value-type="string">
            <text:p>Brown Porter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.04">
            <text:p>1.04</text:p>
          </table:table-cell>
          <table:table-cell office:value-type="float" office:value="1.052">
            <text:p>1.052</text:p>
          </table:table-cell>
          <table:table-cell office:value-type="float" office:value="1.008">
            <text:p>1.008</text:p>
          </table:table-cell>
          <table:table-cell office:value-type="float" office:value="1.014">
            <text:p>1.014</text:p>
          </table:table-cell>
          <table:table-cell office:value-type="float" office:value="4">
            <text:p>4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string">
            <text:p>12B</text:p>
          </table:table-cell>
          <table:table-cell office:value-type="string">
            <text:p>PORTER</text:p>
          </table:table-cell>
          <table:table-cell office:value-type="string">
            <text:p>Robust Porter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.048">
            <text:p>1.048</text:p>
          </table:table-cell>
          <table:table-cell office:value-type="float" office:value="1.065">
            <text:p>1.065</text:p>
          </table:table-cell>
          <table:table-cell office:value-type="float" office:value="1.012">
            <text:p>1.012</text:p>
          </table:table-cell>
          <table:table-cell office:value-type="float" office:value="1.016">
            <text:p>1.016</text:p>
          </table:table-cell>
          <table:table-cell office:value-type="float" office:value="4.8">
            <text:p>4.8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12C</text:p>
          </table:table-cell>
          <table:table-cell office:value-type="string">
            <text:p>PORTER</text:p>
          </table:table-cell>
          <table:table-cell office:value-type="string">
            <text:p>Baltic Porter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016">
            <text:p>1.016</text:p>
          </table:table-cell>
          <table:table-cell office:value-type="float" office:value="1.024">
            <text:p>1.024</text:p>
          </table:table-cell>
          <table:table-cell office:value-type="float" office:value="5.5">
            <text:p>5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string">
            <text:p>13A</text:p>
          </table:table-cell>
          <table:table-cell office:value-type="string">
            <text:p>STOUT</text:p>
          </table:table-cell>
          <table:table-cell office:value-type="string">
            <text:p>Dry Stout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.036">
            <text:p>1.036</text:p>
          </table:table-cell>
          <table:table-cell office:value-type="float" office:value="1.05">
            <text:p>1.05</text:p>
          </table:table-cell>
          <table:table-cell office:value-type="float" office:value="1.007">
            <text:p>1.007</text:p>
          </table:table-cell>
          <table:table-cell office:value-type="float" office:value="1.011">
            <text:p>1.0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B</text:p>
          </table:table-cell>
          <table:table-cell office:value-type="string">
            <text:p>STOUT</text:p>
          </table:table-cell>
          <table:table-cell office:value-type="string">
            <text:p>Sweet Stou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.044">
            <text:p>1.044</text:p>
          </table:table-cell>
          <table:table-cell office:value-type="float" office:value="1.06">
            <text:p>1.06</text:p>
          </table:table-cell>
          <table:table-cell office:value-type="float" office:value="1.012">
            <text:p>1.012</text:p>
          </table:table-cell>
          <table:table-cell office:value-type="float" office:value="1.024">
            <text:p>1.0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3C</text:p>
          </table:table-cell>
          <table:table-cell office:value-type="string">
            <text:p>STOUT</text:p>
          </table:table-cell>
          <table:table-cell office:value-type="string">
            <text:p>Oatmeal Stout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.048">
            <text:p>1.048</text:p>
          </table:table-cell>
          <table:table-cell office:value-type="float" office:value="1.065">
            <text:p>1.065</text:p>
          </table:table-cell>
          <table:table-cell office:value-type="float" office:value="1.01">
            <text:p>1.01</text:p>
          </table:table-cell>
          <table:table-cell office:value-type="float" office:value="1.018">
            <text:p>1.018</text:p>
          </table:table-cell>
          <table:table-cell office:value-type="float" office:value="4.2">
            <text:p>4.2</text:p>
          </table:table-cell>
          <table:table-cell office:value-type="float" office:value="5.9">
            <text:p>5.9</text:p>
          </table:table-cell>
        </table:table-row>
        <table:table-row table:style-name="ro1">
          <table:table-cell office:value-type="string">
            <text:p>13D</text:p>
          </table:table-cell>
          <table:table-cell office:value-type="string">
            <text:p>STOUT</text:p>
          </table:table-cell>
          <table:table-cell office:value-type="string">
            <text:p>Foreign Extra Stout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.056">
            <text:p>1.056</text:p>
          </table:table-cell>
          <table:table-cell office:value-type="float" office:value="1.075">
            <text:p>1.075</text:p>
          </table:table-cell>
          <table:table-cell office:value-type="float" office:value="1.01">
            <text:p>1.01</text:p>
          </table:table-cell>
          <table:table-cell office:value-type="float" office:value="1.018">
            <text:p>1.018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E</text:p>
          </table:table-cell>
          <table:table-cell office:value-type="string">
            <text:p>STOUT</text:p>
          </table:table-cell>
          <table:table-cell office:value-type="string">
            <text:p>American Stout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.05">
            <text:p>1.05</text:p>
          </table:table-cell>
          <table:table-cell office:value-type="float" office:value="1.075">
            <text:p>1.075</text:p>
          </table:table-cell>
          <table:table-cell office:value-type="float" office:value="1.01">
            <text:p>1.01</text:p>
          </table:table-cell>
          <table:table-cell office:value-type="float" office:value="1.022">
            <text:p>1.0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3F</text:p>
          </table:table-cell>
          <table:table-cell office:value-type="string">
            <text:p>STOUT</text:p>
          </table:table-cell>
          <table:table-cell office:value-type="string">
            <text:p>Russian Imperial Stout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.075">
            <text:p>1.075</text:p>
          </table:table-cell>
          <table:table-cell office:value-type="float" office:value="1.115">
            <text:p>1.115</text:p>
          </table:table-cell>
          <table:table-cell office:value-type="float" office:value="1.018">
            <text:p>1.018</text:p>
          </table:table-cell>
          <table:table-cell office:value-type="float" office:value="1.03">
            <text:p>1.0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4A</text:p>
          </table:table-cell>
          <table:table-cell office:value-type="string">
            <text:p>INDIA PALE ALE (IPA)</text:p>
          </table:table-cell>
          <table:table-cell office:value-type="string">
            <text:p>English IPA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.05">
            <text:p>1.05</text:p>
          </table:table-cell>
          <table:table-cell office:value-type="float" office:value="1.075">
            <text:p>1.075</text:p>
          </table:table-cell>
          <table:table-cell office:value-type="float" office:value="1.01">
            <text:p>1.01</text:p>
          </table:table-cell>
          <table:table-cell office:value-type="float" office:value="1.018">
            <text:p>1.018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string">
            <text:p>14B</text:p>
          </table:table-cell>
          <table:table-cell office:value-type="string">
            <text:p>INDIA PALE ALE (IPA)</text:p>
          </table:table-cell>
          <table:table-cell office:value-type="string">
            <text:p>American IPA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.056">
            <text:p>1.056</text:p>
          </table:table-cell>
          <table:table-cell office:value-type="float" office:value="1.075">
            <text:p>1.075</text:p>
          </table:table-cell>
          <table:table-cell office:value-type="float" office:value="1.01">
            <text:p>1.01</text:p>
          </table:table-cell>
          <table:table-cell office:value-type="float" office:value="1.018">
            <text:p>1.018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string">
            <text:p>14C</text:p>
          </table:table-cell>
          <table:table-cell office:value-type="string">
            <text:p>INDIA PALE ALE (IPA)</text:p>
          </table:table-cell>
          <table:table-cell office:value-type="string">
            <text:p>Imperial IPA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.07">
            <text:p>1.07</text:p>
          </table:table-cell>
          <table:table-cell office:value-type="float" office:value="1.09">
            <text:p>1.09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7.5">
            <text:p>7.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15A</text:p>
          </table:table-cell>
          <table:table-cell office:value-type="string">
            <text:p>GERMAN WHEAT AND RYE BEER</text:p>
          </table:table-cell>
          <table:table-cell office:value-type="string">
            <text:p>Weizen/Weissbier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044">
            <text:p>1.044</text:p>
          </table:table-cell>
          <table:table-cell office:value-type="float" office:value="1.052">
            <text:p>1.052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3">
            <text:p>4.3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string">
            <text:p>15B</text:p>
          </table:table-cell>
          <table:table-cell office:value-type="string">
            <text:p>GERMAN WHEAT AND RYE BEER</text:p>
          </table:table-cell>
          <table:table-cell office:value-type="string">
            <text:p>Dunkelweizen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.044">
            <text:p>1.044</text:p>
          </table:table-cell>
          <table:table-cell office:value-type="float" office:value="1.056">
            <text:p>1.056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3">
            <text:p>4.3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string">
            <text:p>15C</text:p>
          </table:table-cell>
          <table:table-cell office:value-type="string">
            <text:p>GERMAN WHEAT AND RYE BEER</text:p>
          </table:table-cell>
          <table:table-cell office:value-type="string">
            <text:p>Weizenbock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.064">
            <text:p>1.064</text:p>
          </table:table-cell>
          <table:table-cell office:value-type="float" office:value="1.09">
            <text:p>1.09</text:p>
          </table:table-cell>
          <table:table-cell office:value-type="float" office:value="1.015">
            <text:p>1.015</text:p>
          </table:table-cell>
          <table:table-cell office:value-type="float" office:value="1.022">
            <text:p>1.022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15D</text:p>
          </table:table-cell>
          <table:table-cell office:value-type="string">
            <text:p>GERMAN WHEAT AND RYE BEER</text:p>
          </table:table-cell>
          <table:table-cell office:value-type="string">
            <text:p>Roggenbier (German Rye Beer)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.046">
            <text:p>1.046</text:p>
          </table:table-cell>
          <table:table-cell office:value-type="float" office:value="1.056">
            <text:p>1.056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6A</text:p>
          </table:table-cell>
          <table:table-cell office:value-type="string">
            <text:p>BELGIAN AND FRENCH ALE</text:p>
          </table:table-cell>
          <table:table-cell office:value-type="string">
            <text:p>Witbi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044">
            <text:p>1.044</text:p>
          </table:table-cell>
          <table:table-cell office:value-type="float" office:value="1.052">
            <text:p>1.052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16B</text:p>
          </table:table-cell>
          <table:table-cell office:value-type="string">
            <text:p>BELGIAN AND FRENCH ALE</text:p>
          </table:table-cell>
          <table:table-cell office:value-type="string">
            <text:p>Belgian Pale Al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.048">
            <text:p>1.048</text:p>
          </table:table-cell>
          <table:table-cell office:value-type="float" office:value="1.054">
            <text:p>1.054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8">
            <text:p>4.8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16C</text:p>
          </table:table-cell>
          <table:table-cell office:value-type="string">
            <text:p>BELGIAN AND FRENCH ALE</text:p>
          </table:table-cell>
          <table:table-cell office:value-type="string">
            <text:p>Saison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048">
            <text:p>1.048</text:p>
          </table:table-cell>
          <table:table-cell office:value-type="float" office:value="1.065">
            <text:p>1.065</text:p>
          </table:table-cell>
          <table:table-cell office:value-type="float" office:value="1.002">
            <text:p>1.002</text:p>
          </table:table-cell>
          <table:table-cell office:value-type="float" office:value="1.012">
            <text:p>1.0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16D</text:p>
          </table:table-cell>
          <table:table-cell office:value-type="string">
            <text:p>BELGIAN AND FRENCH ALE</text:p>
          </table:table-cell>
          <table:table-cell office:value-type="string">
            <text:p>Bière de Garde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.06">
            <text:p>1.06</text:p>
          </table:table-cell>
          <table:table-cell office:value-type="float" office:value="1.08">
            <text:p>1.08</text:p>
          </table:table-cell>
          <table:table-cell office:value-type="float" office:value="1.008">
            <text:p>1.008</text:p>
          </table:table-cell>
          <table:table-cell office:value-type="float" office:value="1.016">
            <text:p>1.016</text:p>
          </table:table-cell>
          <table:table-cell office:value-type="float" office:value="6">
            <text:p>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16E</text:p>
          </table:table-cell>
          <table:table-cell office:value-type="string">
            <text:p>BELGIAN AND FRENCH ALE</text:p>
          </table:table-cell>
          <table:table-cell office:value-type="string">
            <text:p>Belgian Specialty Ale</text:p>
          </table:table-cell>
          <table:table-cell table:number-columns-repeated="10" office:value-type="string">
            <text:p>varies</text:p>
          </table:table-cell>
        </table:table-row>
        <table:table-row table:style-name="ro2">
          <table:table-cell office:value-type="string">
            <text:p>17A</text:p>
          </table:table-cell>
          <table:table-cell office:value-type="string">
            <text:p>SOUR ALE</text:p>
          </table:table-cell>
          <table:table-cell office:value-type="string">
            <text:p>Berliner Weis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028">
            <text:p>1.028</text:p>
          </table:table-cell>
          <table:table-cell office:value-type="float" office:value="1.032">
            <text:p>1.032</text:p>
          </table:table-cell>
          <table:table-cell office:value-type="float" office:value="1.003">
            <text:p>1.003</text:p>
          </table:table-cell>
          <table:table-cell office:value-type="float" office:value="1.006">
            <text:p>1.006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string">
            <text:p>17B</text:p>
          </table:table-cell>
          <table:table-cell office:value-type="string">
            <text:p>SOUR ALE</text:p>
          </table:table-cell>
          <table:table-cell office:value-type="string">
            <text:p>Flanders Red Ale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.048">
            <text:p>1.048</text:p>
          </table:table-cell>
          <table:table-cell office:value-type="float" office:value="1.057">
            <text:p>1.057</text:p>
          </table:table-cell>
          <table:table-cell office:value-type="float" office:value="1.002">
            <text:p>1.002</text:p>
          </table:table-cell>
          <table:table-cell office:value-type="float" office:value="1.012">
            <text:p>1.012</text:p>
          </table:table-cell>
          <table:table-cell office:value-type="float" office:value="4.6">
            <text:p>4.6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string">
            <text:p>17C</text:p>
          </table:table-cell>
          <table:table-cell office:value-type="string">
            <text:p>SOUR ALE</text:p>
          </table:table-cell>
          <table:table-cell office:value-type="string">
            <text:p>Flanders Brown Ale/Oud Bruin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.04">
            <text:p>1.04</text:p>
          </table:table-cell>
          <table:table-cell office:value-type="float" office:value="1.074">
            <text:p>1.074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17D</text:p>
          </table:table-cell>
          <table:table-cell office:value-type="string">
            <text:p>SOUR ALE</text:p>
          </table:table-cell>
          <table:table-cell office:value-type="string">
            <text:p>Straight (Unblended) Lambic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.04">
            <text:p>1.04</text:p>
          </table:table-cell>
          <table:table-cell office:value-type="float" office:value="1.054">
            <text:p>1.054</text:p>
          </table:table-cell>
          <table:table-cell office:value-type="float" office:value="1.001">
            <text:p>1.001</text:p>
          </table:table-cell>
          <table:table-cell office:value-type="float" office:value="1.01">
            <text:p>1.01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string">
            <text:p>17E</text:p>
          </table:table-cell>
          <table:table-cell office:value-type="string">
            <text:p>SOUR ALE</text:p>
          </table:table-cell>
          <table:table-cell office:value-type="string">
            <text:p>Gueuz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">
            <text:p>1</text:p>
          </table:table-cell>
          <table:table-cell office:value-type="float" office:value="1.006">
            <text:p>1.00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17F</text:p>
          </table:table-cell>
          <table:table-cell office:value-type="string">
            <text:p>SOUR ALE</text:p>
          </table:table-cell>
          <table:table-cell office:value-type="string">
            <text:p>Fruit Lambic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">
            <text:p>1</text:p>
          </table:table-cell>
          <table:table-cell office:value-type="float" office:value="1.01">
            <text:p>1.0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A</text:p>
          </table:table-cell>
          <table:table-cell office:value-type="string">
            <text:p>BELGIAN STRONG ALE</text:p>
          </table:table-cell>
          <table:table-cell office:value-type="string">
            <text:p>Belgian Blond Ale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.062">
            <text:p>1.062</text:p>
          </table:table-cell>
          <table:table-cell office:value-type="float" office:value="1.075">
            <text:p>1.075</text:p>
          </table:table-cell>
          <table:table-cell office:value-type="float" office:value="1.008">
            <text:p>1.008</text:p>
          </table:table-cell>
          <table:table-cell office:value-type="float" office:value="1.018">
            <text:p>1.018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string">
            <text:p>18B</text:p>
          </table:table-cell>
          <table:table-cell office:value-type="string">
            <text:p>BELGIAN STRONG ALE</text:p>
          </table:table-cell>
          <table:table-cell office:value-type="string">
            <text:p>Belgian Dubbel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.062">
            <text:p>1.062</text:p>
          </table:table-cell>
          <table:table-cell office:value-type="float" office:value="1.075">
            <text:p>1.075</text:p>
          </table:table-cell>
          <table:table-cell office:value-type="float" office:value="1.008">
            <text:p>1.008</text:p>
          </table:table-cell>
          <table:table-cell office:value-type="float" office:value="1.018">
            <text:p>1.018</text:p>
          </table:table-cell>
          <table:table-cell office:value-type="float" office:value="6">
            <text:p>6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 office:value-type="string">
            <text:p>18C</text:p>
          </table:table-cell>
          <table:table-cell office:value-type="string">
            <text:p>BELGIAN STRONG ALE</text:p>
          </table:table-cell>
          <table:table-cell office:value-type="string">
            <text:p>Belgian Tripel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.075">
            <text:p>1.075</text:p>
          </table:table-cell>
          <table:table-cell office:value-type="float" office:value="1.085">
            <text:p>1.085</text:p>
          </table:table-cell>
          <table:table-cell office:value-type="float" office:value="1.008">
            <text:p>1.008</text:p>
          </table:table-cell>
          <table:table-cell office:value-type="float" office:value="1.014">
            <text:p>1.014</text:p>
          </table:table-cell>
          <table:table-cell office:value-type="float" office:value="7.5">
            <text:p>7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string">
            <text:p>18D</text:p>
          </table:table-cell>
          <table:table-cell office:value-type="string">
            <text:p>BELGIAN STRONG ALE</text:p>
          </table:table-cell>
          <table:table-cell office:value-type="string">
            <text:p>Belgian Golden Strong Al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07">
            <text:p>1.07</text:p>
          </table:table-cell>
          <table:table-cell office:value-type="float" office:value="1.095">
            <text:p>1.095</text:p>
          </table:table-cell>
          <table:table-cell office:value-type="float" office:value="1.005">
            <text:p>1.005</text:p>
          </table:table-cell>
          <table:table-cell office:value-type="float" office:value="1.016">
            <text:p>1.016</text:p>
          </table:table-cell>
          <table:table-cell office:value-type="float" office:value="7.5">
            <text:p>7.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string">
            <text:p>18E</text:p>
          </table:table-cell>
          <table:table-cell office:value-type="string">
            <text:p>BELGIAN STRONG ALE</text:p>
          </table:table-cell>
          <table:table-cell office:value-type="string">
            <text:p>Belgian Dark Strong Ale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075">
            <text:p>1.075</text:p>
          </table:table-cell>
          <table:table-cell office:value-type="float" office:value="1.11">
            <text:p>1.11</text:p>
          </table:table-cell>
          <table:table-cell office:value-type="float" office:value="1.01">
            <text:p>1.01</text:p>
          </table:table-cell>
          <table:table-cell office:value-type="float" office:value="1.024">
            <text:p>1.0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A</text:p>
          </table:table-cell>
          <table:table-cell office:value-type="string">
            <text:p>STRONG ALE</text:p>
          </table:table-cell>
          <table:table-cell office:value-type="string">
            <text:p>Old Ale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015">
            <text:p>1.015</text:p>
          </table:table-cell>
          <table:table-cell office:value-type="float" office:value="1.022">
            <text:p>1.0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19B</text:p>
          </table:table-cell>
          <table:table-cell office:value-type="string">
            <text:p>STRONG ALE</text:p>
          </table:table-cell>
          <table:table-cell office:value-type="string">
            <text:p>English Barleywine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.08">
            <text:p>1.08</text:p>
          </table:table-cell>
          <table:table-cell office:value-type="float" office:value="1.12">
            <text:p>1.12</text:p>
          </table:table-cell>
          <table:table-cell office:value-type="float" office:value="1.018">
            <text:p>1.018</text:p>
          </table:table-cell>
          <table:table-cell office:value-type="float" office:value="1.03">
            <text:p>1.0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19C</text:p>
          </table:table-cell>
          <table:table-cell office:value-type="string">
            <text:p>STRONG ALE</text:p>
          </table:table-cell>
          <table:table-cell office:value-type="string">
            <text:p>American Barleywine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.08">
            <text:p>1.08</text:p>
          </table:table-cell>
          <table:table-cell office:value-type="float" office:value="1.12">
            <text:p>1.12</text:p>
          </table:table-cell>
          <table:table-cell office:value-type="float" office:value="1.016">
            <text:p>1.016</text:p>
          </table:table-cell>
          <table:table-cell office:value-type="float" office:value="1.03">
            <text:p>1.0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RUIT BEER</text:p>
          </table:table-cell>
          <table:table-cell/>
          <table:table-cell table:number-columns-repeated="10" office:value-type="string">
            <text:p>Varies with base style</text:p>
          </table:table-cell>
        </table:table-row>
        <table:table-row table:style-name="ro1">
          <table:table-cell office:value-type="string">
            <text:p>21A</text:p>
          </table:table-cell>
          <table:table-cell office:value-type="string">
            <text:p>SPICE/HERB/VEGETABLE BEER</text:p>
          </table:table-cell>
          <table:table-cell office:value-type="string">
            <text:p>Spice, Herb, or Vegetable Beer</text:p>
          </table:table-cell>
          <table:table-cell table:number-columns-repeated="10" office:value-type="string">
            <text:p>Varies with base style</text:p>
          </table:table-cell>
        </table:table-row>
        <table:table-row table:style-name="ro1">
          <table:table-cell office:value-type="string">
            <text:p>21B</text:p>
          </table:table-cell>
          <table:table-cell office:value-type="string">
            <text:p>SPICE/HERB/VEGETABLE BEER</text:p>
          </table:table-cell>
          <table:table-cell office:value-type="string">
            <text:p>Christmas/Winter Specialty Spiced Beer</text:p>
          </table:table-cell>
          <table:table-cell table:number-columns-repeated="10" office:value-type="string">
            <text:p>Varies with base style</text:p>
          </table:table-cell>
        </table:table-row>
        <table:table-row table:style-name="ro2">
          <table:table-cell office:value-type="string">
            <text:p>22A</text:p>
          </table:table-cell>
          <table:table-cell office:value-type="string">
            <text:p>SMOKE-FLAVORED/WOOD-AGED BEER</text:p>
          </table:table-cell>
          <table:table-cell office:value-type="string">
            <text:p>Classic Rauchbier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012">
            <text:p>1.012</text:p>
          </table:table-cell>
          <table:table-cell office:value-type="float" office:value="1.016">
            <text:p>1.016</text:p>
          </table:table-cell>
          <table:table-cell office:value-type="float" office:value="4.8">
            <text:p>4.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B</text:p>
          </table:table-cell>
          <table:table-cell office:value-type="string">
            <text:p>SMOKE-FLAVORED/WOOD-AGED BEER</text:p>
          </table:table-cell>
          <table:table-cell office:value-type="string">
            <text:p>Other Smoked Beer</text:p>
          </table:table-cell>
          <table:table-cell table:number-columns-repeated="10" office:value-type="string">
            <text:p>Varies with base style</text:p>
          </table:table-cell>
        </table:table-row>
        <table:table-row table:style-name="ro1">
          <table:table-cell office:value-type="string">
            <text:p>22C</text:p>
          </table:table-cell>
          <table:table-cell office:value-type="string">
            <text:p>SMOKE-FLAVORED/WOOD-AGED BEER</text:p>
          </table:table-cell>
          <table:table-cell office:value-type="string">
            <text:p>Wood-Aged Beer</text:p>
          </table:table-cell>
          <table:table-cell table:number-columns-repeated="4" office:value-type="string">
            <text:p>Varies with base style</text:p>
          </table:table-cell>
          <table:table-cell table:number-columns-repeated="2" office:value-type="string">
            <text:p>Varies with base style. Typically above average.</text:p>
          </table:table-cell>
          <table:table-cell table:number-columns-repeated="2" office:value-type="string">
            <text:p>Varies with base style</text:p>
          </table:table-cell>
          <table:table-cell table:number-columns-repeated="2" office:value-type="string">
            <text:p>Varies with base style. Typically above average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PECIALTY BEER</text:p>
          </table:table-cell>
          <table:table-cell/>
          <table:table-cell table:number-columns-repeated="10" office:value-type="string">
            <text:p>Varies with base style</text:p>
          </table:table-cell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eer-vital-statistics-numerica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Category</text:p>
          </table:table-cell>
          <table:table-cell office:value-type="string">
            <text:p>Sub-Category</text:p>
          </table:table-cell>
          <table:table-cell office:value-type="string">
            <text:p>IBU Min</text:p>
          </table:table-cell>
          <table:table-cell office:value-type="string">
            <text:p>IBU Max</text:p>
          </table:table-cell>
          <table:table-cell office:value-type="string">
            <text:p>SRM Min</text:p>
          </table:table-cell>
          <table:table-cell office:value-type="string">
            <text:p>SRM Max</text:p>
          </table:table-cell>
          <table:table-cell office:value-type="string">
            <text:p>OG Min</text:p>
          </table:table-cell>
          <table:table-cell office:value-type="string">
            <text:p>OG Max</text:p>
          </table:table-cell>
          <table:table-cell office:value-type="string">
            <text:p>FG Min</text:p>
          </table:table-cell>
          <table:table-cell office:value-type="string">
            <text:p>FG Max</text:p>
          </table:table-cell>
          <table:table-cell office:value-type="string">
            <text:p>ABV Min</text:p>
          </table:table-cell>
          <table:table-cell office:value-type="string">
            <text:p>ABV Max</text:p>
          </table:table-cell>
        </table:table-row>
        <table:table-row table:style-name="ro1">
          <table:table-cell office:value-type="string">
            <text:p>1A</text:p>
          </table:table-cell>
          <table:table-cell office:value-type="string">
            <text:p>LIGHT LAGER</text:p>
          </table:table-cell>
          <table:table-cell office:value-type="string">
            <text:p>Lite American Lager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028">
            <text:p>1.028</text:p>
          </table:table-cell>
          <table:table-cell office:value-type="float" office:value="1.04">
            <text:p>1.04</text:p>
          </table:table-cell>
          <table:table-cell office:value-type="float" office:value="0.998">
            <text:p>0.998</text:p>
          </table:table-cell>
          <table:table-cell office:value-type="float" office:value="1.008">
            <text:p>1.008</text:p>
          </table:table-cell>
          <table:table-cell office:value-type="float" office:value="2.8">
            <text:p>2.8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1B</text:p>
          </table:table-cell>
          <table:table-cell office:value-type="string">
            <text:p>LIGHT LAGER</text:p>
          </table:table-cell>
          <table:table-cell office:value-type="string">
            <text:p>Standard American Lager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04">
            <text:p>1.04</text:p>
          </table:table-cell>
          <table:table-cell office:value-type="float" office:value="1.05">
            <text:p>1.05</text:p>
          </table:table-cell>
          <table:table-cell office:value-type="float" office:value="1.004">
            <text:p>1.004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1C</text:p>
          </table:table-cell>
          <table:table-cell office:value-type="string">
            <text:p>LIGHT LAGER</text:p>
          </table:table-cell>
          <table:table-cell office:value-type="string">
            <text:p>Premium American Lager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046">
            <text:p>1.046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.6">
            <text:p>4.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D</text:p>
          </table:table-cell>
          <table:table-cell office:value-type="string">
            <text:p>LIGHT LAGER</text:p>
          </table:table-cell>
          <table:table-cell office:value-type="string">
            <text:p>Munich Helles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045">
            <text:p>1.045</text:p>
          </table:table-cell>
          <table:table-cell office:value-type="float" office:value="1.051">
            <text:p>1.051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.7">
            <text:p>4.7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 office:value-type="string">
            <text:p>1E</text:p>
          </table:table-cell>
          <table:table-cell office:value-type="string">
            <text:p>LIGHT LAGER</text:p>
          </table:table-cell>
          <table:table-cell office:value-type="string">
            <text:p>Dortmunder Export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048">
            <text:p>1.048</text:p>
          </table:table-cell>
          <table:table-cell office:value-type="float" office:value="1.056">
            <text:p>1.056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8">
            <text:p>4.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2A</text:p>
          </table:table-cell>
          <table:table-cell office:value-type="string">
            <text:p>PILSNER</text:p>
          </table:table-cell>
          <table:table-cell office:value-type="string">
            <text:p>German Pilsner (Pils)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044">
            <text:p>1.044</text:p>
          </table:table-cell>
          <table:table-cell office:value-type="float" office:value="1.05">
            <text:p>1.05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</table:table-row>
        <table:table-row table:style-name="ro2">
          <table:table-cell office:value-type="string">
            <text:p>2B</text:p>
          </table:table-cell>
          <table:table-cell office:value-type="string">
            <text:p>PILSNER</text:p>
          </table:table-cell>
          <table:table-cell office:value-type="string">
            <text:p>Bohemian Pilsener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.044">
            <text:p>1.044</text:p>
          </table:table-cell>
          <table:table-cell office:value-type="float" office:value="1.056">
            <text:p>1.056</text:p>
          </table:table-cell>
          <table:table-cell office:value-type="float" office:value="1.013">
            <text:p>1.013</text:p>
          </table:table-cell>
          <table:table-cell office:value-type="float" office:value="1.017">
            <text:p>1.017</text:p>
          </table:table-cell>
          <table:table-cell office:value-type="float" office:value="4.2">
            <text:p>4.2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 office:value-type="string">
            <text:p>2C</text:p>
          </table:table-cell>
          <table:table-cell office:value-type="string">
            <text:p>PILSNER</text:p>
          </table:table-cell>
          <table:table-cell office:value-type="string">
            <text:p>Classic American Pilsner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044">
            <text:p>1.044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EUROPEAN AMBER LAGER</text:p>
          </table:table-cell>
          <table:table-cell office:value-type="string">
            <text:p>Vienna Lager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.046">
            <text:p>1.046</text:p>
          </table:table-cell>
          <table:table-cell office:value-type="float" office:value="1.052">
            <text:p>1.052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3B</text:p>
          </table:table-cell>
          <table:table-cell office:value-type="string">
            <text:p>EUROPEAN AMBER LAGER</text:p>
          </table:table-cell>
          <table:table-cell office:value-type="string">
            <text:p>Oktoberfest/Märzen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.05">
            <text:p>1.05</text:p>
          </table:table-cell>
          <table:table-cell office:value-type="float" office:value="1.057">
            <text:p>1.057</text:p>
          </table:table-cell>
          <table:table-cell office:value-type="float" office:value="1.012">
            <text:p>1.012</text:p>
          </table:table-cell>
          <table:table-cell office:value-type="float" office:value="1.016">
            <text:p>1.016</text:p>
          </table:table-cell>
          <table:table-cell office:value-type="float" office:value="4.8">
            <text:p>4.8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string">
            <text:p>4A</text:p>
          </table:table-cell>
          <table:table-cell office:value-type="string">
            <text:p>DARK LAGER</text:p>
          </table:table-cell>
          <table:table-cell office:value-type="string">
            <text:p>Dark American Lager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.044">
            <text:p>1.044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.2">
            <text:p>4.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4B</text:p>
          </table:table-cell>
          <table:table-cell office:value-type="string">
            <text:p>DARK LAGER</text:p>
          </table:table-cell>
          <table:table-cell office:value-type="string">
            <text:p>Munich Dunkel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.048">
            <text:p>1.048</text:p>
          </table:table-cell>
          <table:table-cell office:value-type="float" office:value="1.056">
            <text:p>1.056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4.5">
            <text:p>4.5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string">
            <text:p>4C</text:p>
          </table:table-cell>
          <table:table-cell office:value-type="string">
            <text:p>DARK LAGER</text:p>
          </table:table-cell>
          <table:table-cell office:value-type="string">
            <text:p>Schwarzbier (Black Beer)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046">
            <text:p>1.046</text:p>
          </table:table-cell>
          <table:table-cell office:value-type="float" office:value="1.052">
            <text:p>1.052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4.4">
            <text:p>4.4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 office:value-type="string">
            <text:p>5A</text:p>
          </table:table-cell>
          <table:table-cell office:value-type="string">
            <text:p>BOCK</text:p>
          </table:table-cell>
          <table:table-cell office:value-type="string">
            <text:p>Maibock/Helles Bock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.064">
            <text:p>1.064</text:p>
          </table:table-cell>
          <table:table-cell office:value-type="float" office:value="1.072">
            <text:p>1.072</text:p>
          </table:table-cell>
          <table:table-cell office:value-type="float" office:value="1.011">
            <text:p>1.011</text:p>
          </table:table-cell>
          <table:table-cell office:value-type="float" office:value="1.018">
            <text:p>1.018</text:p>
          </table:table-cell>
          <table:table-cell office:value-type="float" office:value="6.3">
            <text:p>6.3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BOCK</text:p>
          </table:table-cell>
          <table:table-cell office:value-type="string">
            <text:p>Traditional Bock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.064">
            <text:p>1.064</text:p>
          </table:table-cell>
          <table:table-cell office:value-type="float" office:value="1.072">
            <text:p>1.072</text:p>
          </table:table-cell>
          <table:table-cell office:value-type="float" office:value="1.013">
            <text:p>1.013</text:p>
          </table:table-cell>
          <table:table-cell office:value-type="float" office:value="1.019">
            <text:p>1.019</text:p>
          </table:table-cell>
          <table:table-cell office:value-type="float" office:value="6.3">
            <text:p>6.3</text:p>
          </table:table-cell>
          <table:table-cell office:value-type="float" office:value="7.2">
            <text:p>7.2</text:p>
          </table:table-cell>
        </table:table-row>
        <table:table-row table:style-name="ro2">
          <table:table-cell office:value-type="string">
            <text:p>5C</text:p>
          </table:table-cell>
          <table:table-cell office:value-type="string">
            <text:p>BOCK</text:p>
          </table:table-cell>
          <table:table-cell office:value-type="string">
            <text:p>Doppelbock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.072">
            <text:p>1.072</text:p>
          </table:table-cell>
          <table:table-cell office:value-type="float" office:value="1.112">
            <text:p>1.112</text:p>
          </table:table-cell>
          <table:table-cell office:value-type="float" office:value="1.016">
            <text:p>1.016</text:p>
          </table:table-cell>
          <table:table-cell office:value-type="float" office:value="1.024">
            <text:p>1.0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5D</text:p>
          </table:table-cell>
          <table:table-cell office:value-type="string">
            <text:p>BOCK</text:p>
          </table:table-cell>
          <table:table-cell office:value-type="string">
            <text:p>Eisbock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.078">
            <text:p>1.078</text:p>
          </table:table-cell>
          <table:table-cell office:value-type="float" office:value="1.12">
            <text:p>1.12</text:p>
          </table:table-cell>
          <table:table-cell office:value-type="float" office:value="1.02">
            <text:p>1.02</text:p>
          </table:table-cell>
          <table:table-cell office:value-type="float" office:value="1.035">
            <text:p>1.03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6A</text:p>
          </table:table-cell>
          <table:table-cell office:value-type="string">
            <text:p>LIGHT HYBRID BEER</text:p>
          </table:table-cell>
          <table:table-cell office:value-type="string">
            <text:p>Cream Al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.042">
            <text:p>1.042</text:p>
          </table:table-cell>
          <table:table-cell office:value-type="float" office:value="1.055">
            <text:p>1.055</text:p>
          </table:table-cell>
          <table:table-cell office:value-type="float" office:value="1.006">
            <text:p>1.006</text:p>
          </table:table-cell>
          <table:table-cell office:value-type="float" office:value="1.012">
            <text:p>1.012</text:p>
          </table:table-cell>
          <table:table-cell office:value-type="float" office:value="4.2">
            <text:p>4.2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string">
            <text:p>6B</text:p>
          </table:table-cell>
          <table:table-cell office:value-type="string">
            <text:p>LIGHT HYBRID BEER</text:p>
          </table:table-cell>
          <table:table-cell office:value-type="string">
            <text:p>Blonde Ale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038">
            <text:p>1.038</text:p>
          </table:table-cell>
          <table:table-cell office:value-type="float" office:value="1.054">
            <text:p>1.054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3.8">
            <text:p>3.8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6C</text:p>
          </table:table-cell>
          <table:table-cell office:value-type="string">
            <text:p>LIGHT HYBRID BEER</text:p>
          </table:table-cell>
          <table:table-cell office:value-type="string">
            <text:p>Kölsch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.044">
            <text:p>1.044</text:p>
          </table:table-cell>
          <table:table-cell office:value-type="float" office:value="1.05">
            <text:p>1.05</text:p>
          </table:table-cell>
          <table:table-cell office:value-type="float" office:value="1.007">
            <text:p>1.007</text:p>
          </table:table-cell>
          <table:table-cell office:value-type="float" office:value="1.011">
            <text:p>1.011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6D</text:p>
          </table:table-cell>
          <table:table-cell office:value-type="string">
            <text:p>LIGHT HYBRID BEER</text:p>
          </table:table-cell>
          <table:table-cell office:value-type="string">
            <text:p>American Wheat or Rye Beer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04">
            <text:p>1.04</text:p>
          </table:table-cell>
          <table:table-cell office:value-type="float" office:value="1.055">
            <text:p>1.055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7A</text:p>
          </table:table-cell>
          <table:table-cell office:value-type="string">
            <text:p>AMBER HYBRID BEER</text:p>
          </table:table-cell>
          <table:table-cell office:value-type="string">
            <text:p>Northern German Altbier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.046">
            <text:p>1.046</text:p>
          </table:table-cell>
          <table:table-cell office:value-type="float" office:value="1.054">
            <text:p>1.054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7B</text:p>
          </table:table-cell>
          <table:table-cell office:value-type="string">
            <text:p>AMBER HYBRID BEER</text:p>
          </table:table-cell>
          <table:table-cell office:value-type="string">
            <text:p>California Common Beer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.048">
            <text:p>1.048</text:p>
          </table:table-cell>
          <table:table-cell office:value-type="float" office:value="1.054">
            <text:p>1.054</text:p>
          </table:table-cell>
          <table:table-cell office:value-type="float" office:value="1.011">
            <text:p>1.011</text:p>
          </table:table-cell>
          <table:table-cell office:value-type="float" office:value="1.014">
            <text:p>1.014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7C</text:p>
          </table:table-cell>
          <table:table-cell office:value-type="string">
            <text:p>AMBER HYBRID BEER</text:p>
          </table:table-cell>
          <table:table-cell office:value-type="string">
            <text:p>Düsseldorf Altbier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.046">
            <text:p>1.046</text:p>
          </table:table-cell>
          <table:table-cell office:value-type="float" office:value="1.054">
            <text:p>1.054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string">
            <text:p>8A</text:p>
          </table:table-cell>
          <table:table-cell office:value-type="string">
            <text:p>ENGLISH PALE ALE</text:p>
          </table:table-cell>
          <table:table-cell office:value-type="string">
            <text:p>Standard/Ordinary Bitter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.032">
            <text:p>1.032</text:p>
          </table:table-cell>
          <table:table-cell office:value-type="float" office:value="1.04">
            <text:p>1.04</text:p>
          </table:table-cell>
          <table:table-cell office:value-type="float" office:value="1.007">
            <text:p>1.007</text:p>
          </table:table-cell>
          <table:table-cell office:value-type="float" office:value="1.011">
            <text:p>1.011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string">
            <text:p>8B</text:p>
          </table:table-cell>
          <table:table-cell office:value-type="string">
            <text:p>ENGLISH PALE ALE</text:p>
          </table:table-cell>
          <table:table-cell office:value-type="string">
            <text:p>Special/Best/Premium Bitter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.04">
            <text:p>1.04</text:p>
          </table:table-cell>
          <table:table-cell office:value-type="float" office:value="1.048">
            <text:p>1.048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3.8">
            <text:p>3.8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string">
            <text:p>8C</text:p>
          </table:table-cell>
          <table:table-cell office:value-type="string">
            <text:p>ENGLISH PALE ALE</text:p>
          </table:table-cell>
          <table:table-cell office:value-type="string">
            <text:p>Extra Special/Strong Bitter (English Pale Ale)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.048">
            <text:p>1.048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4.6">
            <text:p>4.6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9A</text:p>
          </table:table-cell>
          <table:table-cell office:value-type="string">
            <text:p>SCOTTISH AND IRISH ALE</text:p>
          </table:table-cell>
          <table:table-cell office:value-type="string">
            <text:p>Scottish Light 60/-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.03">
            <text:p>1.03</text:p>
          </table:table-cell>
          <table:table-cell office:value-type="float" office:value="1.035">
            <text:p>1.035</text:p>
          </table:table-cell>
          <table:table-cell office:value-type="float" office:value="1.01">
            <text:p>1.01</text:p>
          </table:table-cell>
          <table:table-cell office:value-type="float" office:value="1.013">
            <text:p>1.013</text:p>
          </table:table-cell>
          <table:table-cell office:value-type="float" office:value="2.5">
            <text:p>2.5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9B</text:p>
          </table:table-cell>
          <table:table-cell office:value-type="string">
            <text:p>SCOTTISH AND IRISH ALE</text:p>
          </table:table-cell>
          <table:table-cell office:value-type="string">
            <text:p>Scottish Heavy 70/-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.035">
            <text:p>1.035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3.2">
            <text:p>3.2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string">
            <text:p>9C</text:p>
          </table:table-cell>
          <table:table-cell office:value-type="string">
            <text:p>SCOTTISH AND IRISH ALE</text:p>
          </table:table-cell>
          <table:table-cell office:value-type="string">
            <text:p>Scottish Export 80/-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.04">
            <text:p>1.04</text:p>
          </table:table-cell>
          <table:table-cell office:value-type="float" office:value="1.054">
            <text:p>1.054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3.9">
            <text:p>3.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9D</text:p>
          </table:table-cell>
          <table:table-cell office:value-type="string">
            <text:p>SCOTTISH AND IRISH ALE</text:p>
          </table:table-cell>
          <table:table-cell office:value-type="string">
            <text:p>Irish Red Ale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.044">
            <text:p>1.044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E</text:p>
          </table:table-cell>
          <table:table-cell office:value-type="string">
            <text:p>SCOTTISH AND IRISH ALE</text:p>
          </table:table-cell>
          <table:table-cell office:value-type="string">
            <text:p>Strong Scotch Ale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.07">
            <text:p>1.07</text:p>
          </table:table-cell>
          <table:table-cell office:value-type="float" office:value="1.13">
            <text:p>1.13</text:p>
          </table:table-cell>
          <table:table-cell office:value-type="float" office:value="1.018">
            <text:p>1.018</text:p>
          </table:table-cell>
          <table:table-cell office:value-type="float" office:value="1.056">
            <text:p>1.056</text:p>
          </table:table-cell>
          <table:table-cell office:value-type="float" office:value="6.5">
            <text:p>6.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A</text:p>
          </table:table-cell>
          <table:table-cell office:value-type="string">
            <text:p>AMERICAN ALE</text:p>
          </table:table-cell>
          <table:table-cell office:value-type="string">
            <text:p>American Pale Ale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045">
            <text:p>1.045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10B</text:p>
          </table:table-cell>
          <table:table-cell office:value-type="string">
            <text:p>AMERICAN ALE</text:p>
          </table:table-cell>
          <table:table-cell office:value-type="string">
            <text:p>American Amber Ale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.045">
            <text:p>1.045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5">
            <text:p>1.015</text:p>
          </table:table-cell>
          <table:table-cell office:value-type="float" office:value="4.5">
            <text:p>4.5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10C</text:p>
          </table:table-cell>
          <table:table-cell office:value-type="string">
            <text:p>AMERICAN ALE</text:p>
          </table:table-cell>
          <table:table-cell office:value-type="string">
            <text:p>American Brown Ale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.045">
            <text:p>1.045</text:p>
          </table:table-cell>
          <table:table-cell office:value-type="float" office:value="1.06">
            <text:p>1.06</text:p>
          </table:table-cell>
          <table:table-cell office:value-type="float" office:value="1.01">
            <text:p>1.01</text:p>
          </table:table-cell>
          <table:table-cell office:value-type="float" office:value="1.016">
            <text:p>1.016</text:p>
          </table:table-cell>
          <table:table-cell office:value-type="float" office:value="4.3">
            <text:p>4.3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string">
            <text:p>11A</text:p>
          </table:table-cell>
          <table:table-cell office:value-type="string">
            <text:p>ENGLISH BROWN ALE</text:p>
          </table:table-cell>
          <table:table-cell office:value-type="string">
            <text:p>Mild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.03">
            <text:p>1.03</text:p>
          </table:table-cell>
          <table:table-cell office:value-type="float" office:value="1.038">
            <text:p>1.038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11B</text:p>
          </table:table-cell>
          <table:table-cell office:value-type="string">
            <text:p>ENGLISH BROWN ALE</text:p>
          </table:table-cell>
          <table:table-cell office:value-type="string">
            <text:p>Southern English Brown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1.033">
            <text:p>1.033</text:p>
          </table:table-cell>
          <table:table-cell office:value-type="float" office:value="1.042">
            <text:p>1.042</text:p>
          </table:table-cell>
          <table:table-cell office:value-type="float" office:value="1.011">
            <text:p>1.011</text:p>
          </table:table-cell>
          <table:table-cell office:value-type="float" office:value="1.014">
            <text:p>1.014</text:p>
          </table:table-cell>
          <table:table-cell office:value-type="float" office:value="2.8">
            <text:p>2.8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string">
            <text:p>11C</text:p>
          </table:table-cell>
          <table:table-cell office:value-type="string">
            <text:p>ENGLISH BROWN ALE</text:p>
          </table:table-cell>
          <table:table-cell office:value-type="string">
            <text:p>Northern English Brown Al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04">
            <text:p>1.04</text:p>
          </table:table-cell>
          <table:table-cell office:value-type="float" office:value="1.052">
            <text:p>1.052</text:p>
          </table:table-cell>
          <table:table-cell office:value-type="float" office:value="1.008">
            <text:p>1.008</text:p>
          </table:table-cell>
          <table:table-cell office:value-type="float" office:value="1.013">
            <text:p>1.013</text:p>
          </table:table-cell>
          <table:table-cell office:value-type="float" office:value="4.2">
            <text:p>4.2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string">
            <text:p>12A</text:p>
          </table:table-cell>
          <table:table-cell office:value-type="string">
            <text:p>PORTER</text:p>
          </table:table-cell>
          <table:table-cell office:value-type="string">
            <text:p>Brown Porter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.04">
            <text:p>1.04</text:p>
          </table:table-cell>
          <table:table-cell office:value-type="float" office:value="1.052">
            <text:p>1.052</text:p>
          </table:table-cell>
          <table:table-cell office:value-type="float" office:value="1.008">
            <text:p>1.008</text:p>
          </table:table-cell>
          <table:table-cell office:value-type="float" office:value="1.014">
            <text:p>1.014</text:p>
          </table:table-cell>
          <table:table-cell office:value-type="float" office:value="4">
            <text:p>4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string">
            <text:p>12B</text:p>
          </table:table-cell>
          <table:table-cell office:value-type="string">
            <text:p>PORTER</text:p>
          </table:table-cell>
          <table:table-cell office:value-type="string">
            <text:p>Robust Porter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.048">
            <text:p>1.048</text:p>
          </table:table-cell>
          <table:table-cell office:value-type="float" office:value="1.065">
            <text:p>1.065</text:p>
          </table:table-cell>
          <table:table-cell office:value-type="float" office:value="1.012">
            <text:p>1.012</text:p>
          </table:table-cell>
          <table:table-cell office:value-type="float" office:value="1.016">
            <text:p>1.016</text:p>
          </table:table-cell>
          <table:table-cell office:value-type="float" office:value="4.8">
            <text:p>4.8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12C</text:p>
          </table:table-cell>
          <table:table-cell office:value-type="string">
            <text:p>PORTER</text:p>
          </table:table-cell>
          <table:table-cell office:value-type="string">
            <text:p>Baltic Porter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016">
            <text:p>1.016</text:p>
          </table:table-cell>
          <table:table-cell office:value-type="float" office:value="1.024">
            <text:p>1.024</text:p>
          </table:table-cell>
          <table:table-cell office:value-type="float" office:value="5.5">
            <text:p>5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string">
            <text:p>13A</text:p>
          </table:table-cell>
          <table:table-cell office:value-type="string">
            <text:p>STOUT</text:p>
          </table:table-cell>
          <table:table-cell office:value-type="string">
            <text:p>Dry Stout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.036">
            <text:p>1.036</text:p>
          </table:table-cell>
          <table:table-cell office:value-type="float" office:value="1.05">
            <text:p>1.05</text:p>
          </table:table-cell>
          <table:table-cell office:value-type="float" office:value="1.007">
            <text:p>1.007</text:p>
          </table:table-cell>
          <table:table-cell office:value-type="float" office:value="1.011">
            <text:p>1.0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B</text:p>
          </table:table-cell>
          <table:table-cell office:value-type="string">
            <text:p>STOUT</text:p>
          </table:table-cell>
          <table:table-cell office:value-type="string">
            <text:p>Sweet Stou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.044">
            <text:p>1.044</text:p>
          </table:table-cell>
          <table:table-cell office:value-type="float" office:value="1.06">
            <text:p>1.06</text:p>
          </table:table-cell>
          <table:table-cell office:value-type="float" office:value="1.012">
            <text:p>1.012</text:p>
          </table:table-cell>
          <table:table-cell office:value-type="float" office:value="1.024">
            <text:p>1.0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3C</text:p>
          </table:table-cell>
          <table:table-cell office:value-type="string">
            <text:p>STOUT</text:p>
          </table:table-cell>
          <table:table-cell office:value-type="string">
            <text:p>Oatmeal Stout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.048">
            <text:p>1.048</text:p>
          </table:table-cell>
          <table:table-cell office:value-type="float" office:value="1.065">
            <text:p>1.065</text:p>
          </table:table-cell>
          <table:table-cell office:value-type="float" office:value="1.01">
            <text:p>1.01</text:p>
          </table:table-cell>
          <table:table-cell office:value-type="float" office:value="1.018">
            <text:p>1.018</text:p>
          </table:table-cell>
          <table:table-cell office:value-type="float" office:value="4.2">
            <text:p>4.2</text:p>
          </table:table-cell>
          <table:table-cell office:value-type="float" office:value="5.9">
            <text:p>5.9</text:p>
          </table:table-cell>
        </table:table-row>
        <table:table-row table:style-name="ro1">
          <table:table-cell office:value-type="string">
            <text:p>13D</text:p>
          </table:table-cell>
          <table:table-cell office:value-type="string">
            <text:p>STOUT</text:p>
          </table:table-cell>
          <table:table-cell office:value-type="string">
            <text:p>Foreign Extra Stout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.056">
            <text:p>1.056</text:p>
          </table:table-cell>
          <table:table-cell office:value-type="float" office:value="1.075">
            <text:p>1.075</text:p>
          </table:table-cell>
          <table:table-cell office:value-type="float" office:value="1.01">
            <text:p>1.01</text:p>
          </table:table-cell>
          <table:table-cell office:value-type="float" office:value="1.018">
            <text:p>1.018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E</text:p>
          </table:table-cell>
          <table:table-cell office:value-type="string">
            <text:p>STOUT</text:p>
          </table:table-cell>
          <table:table-cell office:value-type="string">
            <text:p>American Stout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.05">
            <text:p>1.05</text:p>
          </table:table-cell>
          <table:table-cell office:value-type="float" office:value="1.075">
            <text:p>1.075</text:p>
          </table:table-cell>
          <table:table-cell office:value-type="float" office:value="1.01">
            <text:p>1.01</text:p>
          </table:table-cell>
          <table:table-cell office:value-type="float" office:value="1.022">
            <text:p>1.0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3F</text:p>
          </table:table-cell>
          <table:table-cell office:value-type="string">
            <text:p>STOUT</text:p>
          </table:table-cell>
          <table:table-cell office:value-type="string">
            <text:p>Russian Imperial Stout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.075">
            <text:p>1.075</text:p>
          </table:table-cell>
          <table:table-cell office:value-type="float" office:value="1.115">
            <text:p>1.115</text:p>
          </table:table-cell>
          <table:table-cell office:value-type="float" office:value="1.018">
            <text:p>1.018</text:p>
          </table:table-cell>
          <table:table-cell office:value-type="float" office:value="1.03">
            <text:p>1.0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4A</text:p>
          </table:table-cell>
          <table:table-cell office:value-type="string">
            <text:p>INDIA PALE ALE (IPA)</text:p>
          </table:table-cell>
          <table:table-cell office:value-type="string">
            <text:p>English IPA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.05">
            <text:p>1.05</text:p>
          </table:table-cell>
          <table:table-cell office:value-type="float" office:value="1.075">
            <text:p>1.075</text:p>
          </table:table-cell>
          <table:table-cell office:value-type="float" office:value="1.01">
            <text:p>1.01</text:p>
          </table:table-cell>
          <table:table-cell office:value-type="float" office:value="1.018">
            <text:p>1.018</text:p>
          </table:table-cell>
          <table:table-cell office:value-type="float" office:value="5">
            <text:p>5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string">
            <text:p>14B</text:p>
          </table:table-cell>
          <table:table-cell office:value-type="string">
            <text:p>INDIA PALE ALE (IPA)</text:p>
          </table:table-cell>
          <table:table-cell office:value-type="string">
            <text:p>American IPA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.056">
            <text:p>1.056</text:p>
          </table:table-cell>
          <table:table-cell office:value-type="float" office:value="1.075">
            <text:p>1.075</text:p>
          </table:table-cell>
          <table:table-cell office:value-type="float" office:value="1.01">
            <text:p>1.01</text:p>
          </table:table-cell>
          <table:table-cell office:value-type="float" office:value="1.018">
            <text:p>1.018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string">
            <text:p>14C</text:p>
          </table:table-cell>
          <table:table-cell office:value-type="string">
            <text:p>INDIA PALE ALE (IPA)</text:p>
          </table:table-cell>
          <table:table-cell office:value-type="string">
            <text:p>Imperial IPA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.07">
            <text:p>1.07</text:p>
          </table:table-cell>
          <table:table-cell office:value-type="float" office:value="1.09">
            <text:p>1.09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7.5">
            <text:p>7.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15A</text:p>
          </table:table-cell>
          <table:table-cell office:value-type="string">
            <text:p>GERMAN WHEAT AND RYE BEER</text:p>
          </table:table-cell>
          <table:table-cell office:value-type="string">
            <text:p>Weizen/Weissbier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044">
            <text:p>1.044</text:p>
          </table:table-cell>
          <table:table-cell office:value-type="float" office:value="1.052">
            <text:p>1.052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3">
            <text:p>4.3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string">
            <text:p>15B</text:p>
          </table:table-cell>
          <table:table-cell office:value-type="string">
            <text:p>GERMAN WHEAT AND RYE BEER</text:p>
          </table:table-cell>
          <table:table-cell office:value-type="string">
            <text:p>Dunkelweizen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.044">
            <text:p>1.044</text:p>
          </table:table-cell>
          <table:table-cell office:value-type="float" office:value="1.056">
            <text:p>1.056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3">
            <text:p>4.3</text:p>
          </table:table-cell>
          <table:table-cell office:value-type="float" office:value="5.6">
            <text:p>5.6</text:p>
          </table:table-cell>
        </table:table-row>
        <table:table-row table:style-name="ro2">
          <table:table-cell office:value-type="string">
            <text:p>15C</text:p>
          </table:table-cell>
          <table:table-cell office:value-type="string">
            <text:p>GERMAN WHEAT AND RYE BEER</text:p>
          </table:table-cell>
          <table:table-cell office:value-type="string">
            <text:p>Weizenbock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.064">
            <text:p>1.064</text:p>
          </table:table-cell>
          <table:table-cell office:value-type="float" office:value="1.09">
            <text:p>1.09</text:p>
          </table:table-cell>
          <table:table-cell office:value-type="float" office:value="1.015">
            <text:p>1.015</text:p>
          </table:table-cell>
          <table:table-cell office:value-type="float" office:value="1.022">
            <text:p>1.022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15D</text:p>
          </table:table-cell>
          <table:table-cell office:value-type="string">
            <text:p>GERMAN WHEAT AND RYE BEER</text:p>
          </table:table-cell>
          <table:table-cell office:value-type="string">
            <text:p>Roggenbier (German Rye Beer)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.046">
            <text:p>1.046</text:p>
          </table:table-cell>
          <table:table-cell office:value-type="float" office:value="1.056">
            <text:p>1.056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16A</text:p>
          </table:table-cell>
          <table:table-cell office:value-type="string">
            <text:p>BELGIAN AND FRENCH ALE</text:p>
          </table:table-cell>
          <table:table-cell office:value-type="string">
            <text:p>Witbi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044">
            <text:p>1.044</text:p>
          </table:table-cell>
          <table:table-cell office:value-type="float" office:value="1.052">
            <text:p>1.052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16B</text:p>
          </table:table-cell>
          <table:table-cell office:value-type="string">
            <text:p>BELGIAN AND FRENCH ALE</text:p>
          </table:table-cell>
          <table:table-cell office:value-type="string">
            <text:p>Belgian Pale Al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.048">
            <text:p>1.048</text:p>
          </table:table-cell>
          <table:table-cell office:value-type="float" office:value="1.054">
            <text:p>1.054</text:p>
          </table:table-cell>
          <table:table-cell office:value-type="float" office:value="1.01">
            <text:p>1.01</text:p>
          </table:table-cell>
          <table:table-cell office:value-type="float" office:value="1.014">
            <text:p>1.014</text:p>
          </table:table-cell>
          <table:table-cell office:value-type="float" office:value="4.8">
            <text:p>4.8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16C</text:p>
          </table:table-cell>
          <table:table-cell office:value-type="string">
            <text:p>BELGIAN AND FRENCH ALE</text:p>
          </table:table-cell>
          <table:table-cell office:value-type="string">
            <text:p>Saison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048">
            <text:p>1.048</text:p>
          </table:table-cell>
          <table:table-cell office:value-type="float" office:value="1.065">
            <text:p>1.065</text:p>
          </table:table-cell>
          <table:table-cell office:value-type="float" office:value="1.002">
            <text:p>1.002</text:p>
          </table:table-cell>
          <table:table-cell office:value-type="float" office:value="1.012">
            <text:p>1.0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16D</text:p>
          </table:table-cell>
          <table:table-cell office:value-type="string">
            <text:p>BELGIAN AND FRENCH ALE</text:p>
          </table:table-cell>
          <table:table-cell office:value-type="string">
            <text:p>Bière de Garde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.06">
            <text:p>1.06</text:p>
          </table:table-cell>
          <table:table-cell office:value-type="float" office:value="1.08">
            <text:p>1.08</text:p>
          </table:table-cell>
          <table:table-cell office:value-type="float" office:value="1.008">
            <text:p>1.008</text:p>
          </table:table-cell>
          <table:table-cell office:value-type="float" office:value="1.016">
            <text:p>1.016</text:p>
          </table:table-cell>
          <table:table-cell office:value-type="float" office:value="6">
            <text:p>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16E</text:p>
          </table:table-cell>
          <table:table-cell office:value-type="string">
            <text:p>BELGIAN AND FRENCH ALE</text:p>
          </table:table-cell>
          <table:table-cell office:value-type="string">
            <text:p>Belgian Specialty Ale</text:p>
          </table:table-cell>
          <table:table-cell table:number-columns-repeated="10"/>
        </table:table-row>
        <table:table-row table:style-name="ro2">
          <table:table-cell office:value-type="string">
            <text:p>17A</text:p>
          </table:table-cell>
          <table:table-cell office:value-type="string">
            <text:p>SOUR ALE</text:p>
          </table:table-cell>
          <table:table-cell office:value-type="string">
            <text:p>Berliner Weis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028">
            <text:p>1.028</text:p>
          </table:table-cell>
          <table:table-cell office:value-type="float" office:value="1.032">
            <text:p>1.032</text:p>
          </table:table-cell>
          <table:table-cell office:value-type="float" office:value="1.003">
            <text:p>1.003</text:p>
          </table:table-cell>
          <table:table-cell office:value-type="float" office:value="1.006">
            <text:p>1.006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string">
            <text:p>17B</text:p>
          </table:table-cell>
          <table:table-cell office:value-type="string">
            <text:p>SOUR ALE</text:p>
          </table:table-cell>
          <table:table-cell office:value-type="string">
            <text:p>Flanders Red Ale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.048">
            <text:p>1.048</text:p>
          </table:table-cell>
          <table:table-cell office:value-type="float" office:value="1.057">
            <text:p>1.057</text:p>
          </table:table-cell>
          <table:table-cell office:value-type="float" office:value="1.002">
            <text:p>1.002</text:p>
          </table:table-cell>
          <table:table-cell office:value-type="float" office:value="1.012">
            <text:p>1.012</text:p>
          </table:table-cell>
          <table:table-cell office:value-type="float" office:value="4.6">
            <text:p>4.6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string">
            <text:p>17C</text:p>
          </table:table-cell>
          <table:table-cell office:value-type="string">
            <text:p>SOUR ALE</text:p>
          </table:table-cell>
          <table:table-cell office:value-type="string">
            <text:p>Flanders Brown Ale/Oud Bruin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.04">
            <text:p>1.04</text:p>
          </table:table-cell>
          <table:table-cell office:value-type="float" office:value="1.074">
            <text:p>1.074</text:p>
          </table:table-cell>
          <table:table-cell office:value-type="float" office:value="1.008">
            <text:p>1.008</text:p>
          </table:table-cell>
          <table:table-cell office:value-type="float" office:value="1.012">
            <text:p>1.0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17D</text:p>
          </table:table-cell>
          <table:table-cell office:value-type="string">
            <text:p>SOUR ALE</text:p>
          </table:table-cell>
          <table:table-cell office:value-type="string">
            <text:p>Straight (Unblended) Lambic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.04">
            <text:p>1.04</text:p>
          </table:table-cell>
          <table:table-cell office:value-type="float" office:value="1.054">
            <text:p>1.054</text:p>
          </table:table-cell>
          <table:table-cell office:value-type="float" office:value="1.001">
            <text:p>1.001</text:p>
          </table:table-cell>
          <table:table-cell office:value-type="float" office:value="1.01">
            <text:p>1.01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</table:table-row>
        <table:table-row table:style-name="ro2">
          <table:table-cell office:value-type="string">
            <text:p>17E</text:p>
          </table:table-cell>
          <table:table-cell office:value-type="string">
            <text:p>SOUR ALE</text:p>
          </table:table-cell>
          <table:table-cell office:value-type="string">
            <text:p>Gueuz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">
            <text:p>1</text:p>
          </table:table-cell>
          <table:table-cell office:value-type="float" office:value="1.006">
            <text:p>1.00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17F</text:p>
          </table:table-cell>
          <table:table-cell office:value-type="string">
            <text:p>SOUR ALE</text:p>
          </table:table-cell>
          <table:table-cell office:value-type="string">
            <text:p>Fruit Lambic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">
            <text:p>1</text:p>
          </table:table-cell>
          <table:table-cell office:value-type="float" office:value="1.01">
            <text:p>1.0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A</text:p>
          </table:table-cell>
          <table:table-cell office:value-type="string">
            <text:p>BELGIAN STRONG ALE</text:p>
          </table:table-cell>
          <table:table-cell office:value-type="string">
            <text:p>Belgian Blond Ale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.062">
            <text:p>1.062</text:p>
          </table:table-cell>
          <table:table-cell office:value-type="float" office:value="1.075">
            <text:p>1.075</text:p>
          </table:table-cell>
          <table:table-cell office:value-type="float" office:value="1.008">
            <text:p>1.008</text:p>
          </table:table-cell>
          <table:table-cell office:value-type="float" office:value="1.018">
            <text:p>1.018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 office:value-type="string">
            <text:p>18B</text:p>
          </table:table-cell>
          <table:table-cell office:value-type="string">
            <text:p>BELGIAN STRONG ALE</text:p>
          </table:table-cell>
          <table:table-cell office:value-type="string">
            <text:p>Belgian Dubbel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.062">
            <text:p>1.062</text:p>
          </table:table-cell>
          <table:table-cell office:value-type="float" office:value="1.075">
            <text:p>1.075</text:p>
          </table:table-cell>
          <table:table-cell office:value-type="float" office:value="1.008">
            <text:p>1.008</text:p>
          </table:table-cell>
          <table:table-cell office:value-type="float" office:value="1.018">
            <text:p>1.018</text:p>
          </table:table-cell>
          <table:table-cell office:value-type="float" office:value="6">
            <text:p>6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 office:value-type="string">
            <text:p>18C</text:p>
          </table:table-cell>
          <table:table-cell office:value-type="string">
            <text:p>BELGIAN STRONG ALE</text:p>
          </table:table-cell>
          <table:table-cell office:value-type="string">
            <text:p>Belgian Tripel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.075">
            <text:p>1.075</text:p>
          </table:table-cell>
          <table:table-cell office:value-type="float" office:value="1.085">
            <text:p>1.085</text:p>
          </table:table-cell>
          <table:table-cell office:value-type="float" office:value="1.008">
            <text:p>1.008</text:p>
          </table:table-cell>
          <table:table-cell office:value-type="float" office:value="1.014">
            <text:p>1.014</text:p>
          </table:table-cell>
          <table:table-cell office:value-type="float" office:value="7.5">
            <text:p>7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string">
            <text:p>18D</text:p>
          </table:table-cell>
          <table:table-cell office:value-type="string">
            <text:p>BELGIAN STRONG ALE</text:p>
          </table:table-cell>
          <table:table-cell office:value-type="string">
            <text:p>Belgian Golden Strong Al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07">
            <text:p>1.07</text:p>
          </table:table-cell>
          <table:table-cell office:value-type="float" office:value="1.095">
            <text:p>1.095</text:p>
          </table:table-cell>
          <table:table-cell office:value-type="float" office:value="1.005">
            <text:p>1.005</text:p>
          </table:table-cell>
          <table:table-cell office:value-type="float" office:value="1.016">
            <text:p>1.016</text:p>
          </table:table-cell>
          <table:table-cell office:value-type="float" office:value="7.5">
            <text:p>7.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string">
            <text:p>18E</text:p>
          </table:table-cell>
          <table:table-cell office:value-type="string">
            <text:p>BELGIAN STRONG ALE</text:p>
          </table:table-cell>
          <table:table-cell office:value-type="string">
            <text:p>Belgian Dark Strong Ale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075">
            <text:p>1.075</text:p>
          </table:table-cell>
          <table:table-cell office:value-type="float" office:value="1.11">
            <text:p>1.11</text:p>
          </table:table-cell>
          <table:table-cell office:value-type="float" office:value="1.01">
            <text:p>1.01</text:p>
          </table:table-cell>
          <table:table-cell office:value-type="float" office:value="1.024">
            <text:p>1.0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A</text:p>
          </table:table-cell>
          <table:table-cell office:value-type="string">
            <text:p>STRONG ALE</text:p>
          </table:table-cell>
          <table:table-cell office:value-type="string">
            <text:p>Old Ale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.06">
            <text:p>1.06</text:p>
          </table:table-cell>
          <table:table-cell office:value-type="float" office:value="1.09">
            <text:p>1.09</text:p>
          </table:table-cell>
          <table:table-cell office:value-type="float" office:value="1.015">
            <text:p>1.015</text:p>
          </table:table-cell>
          <table:table-cell office:value-type="float" office:value="1.022">
            <text:p>1.0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19B</text:p>
          </table:table-cell>
          <table:table-cell office:value-type="string">
            <text:p>STRONG ALE</text:p>
          </table:table-cell>
          <table:table-cell office:value-type="string">
            <text:p>English Barleywine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.08">
            <text:p>1.08</text:p>
          </table:table-cell>
          <table:table-cell office:value-type="float" office:value="1.12">
            <text:p>1.12</text:p>
          </table:table-cell>
          <table:table-cell office:value-type="float" office:value="1.018">
            <text:p>1.018</text:p>
          </table:table-cell>
          <table:table-cell office:value-type="float" office:value="1.03">
            <text:p>1.0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19C</text:p>
          </table:table-cell>
          <table:table-cell office:value-type="string">
            <text:p>STRONG ALE</text:p>
          </table:table-cell>
          <table:table-cell office:value-type="string">
            <text:p>American Barleywine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.08">
            <text:p>1.08</text:p>
          </table:table-cell>
          <table:table-cell office:value-type="float" office:value="1.12">
            <text:p>1.12</text:p>
          </table:table-cell>
          <table:table-cell office:value-type="float" office:value="1.016">
            <text:p>1.016</text:p>
          </table:table-cell>
          <table:table-cell office:value-type="float" office:value="1.03">
            <text:p>1.0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RUIT BEER</text:p>
          </table:table-cell>
          <table:table-cell table:number-columns-repeated="11"/>
        </table:table-row>
        <table:table-row table:style-name="ro1">
          <table:table-cell office:value-type="string">
            <text:p>21A</text:p>
          </table:table-cell>
          <table:table-cell office:value-type="string">
            <text:p>SPICE/HERB/VEGETABLE BEER</text:p>
          </table:table-cell>
          <table:table-cell office:value-type="string">
            <text:p>Spice, Herb, or Vegetable Beer</text:p>
          </table:table-cell>
          <table:table-cell table:number-columns-repeated="10"/>
        </table:table-row>
        <table:table-row table:style-name="ro1">
          <table:table-cell office:value-type="string">
            <text:p>21B</text:p>
          </table:table-cell>
          <table:table-cell office:value-type="string">
            <text:p>SPICE/HERB/VEGETABLE BEER</text:p>
          </table:table-cell>
          <table:table-cell office:value-type="string">
            <text:p>Christmas/Winter Specialty Spiced Beer</text:p>
          </table:table-cell>
          <table:table-cell table:number-columns-repeated="10"/>
        </table:table-row>
        <table:table-row table:style-name="ro2">
          <table:table-cell office:value-type="string">
            <text:p>22A</text:p>
          </table:table-cell>
          <table:table-cell office:value-type="string">
            <text:p>SMOKE-FLAVORED/WOOD-AGED BEER</text:p>
          </table:table-cell>
          <table:table-cell office:value-type="string">
            <text:p>Classic Rauchbier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012">
            <text:p>1.012</text:p>
          </table:table-cell>
          <table:table-cell office:value-type="float" office:value="1.016">
            <text:p>1.016</text:p>
          </table:table-cell>
          <table:table-cell office:value-type="float" office:value="4.8">
            <text:p>4.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B</text:p>
          </table:table-cell>
          <table:table-cell office:value-type="string">
            <text:p>SMOKE-FLAVORED/WOOD-AGED BEER</text:p>
          </table:table-cell>
          <table:table-cell office:value-type="string">
            <text:p>Other Smoked Beer</text:p>
          </table:table-cell>
          <table:table-cell table:number-columns-repeated="10"/>
        </table:table-row>
        <table:table-row table:style-name="ro1">
          <table:table-cell office:value-type="string">
            <text:p>22C</text:p>
          </table:table-cell>
          <table:table-cell office:value-type="string">
            <text:p>SMOKE-FLAVORED/WOOD-AGED BEER</text:p>
          </table:table-cell>
          <table:table-cell office:value-type="string">
            <text:p>Wood-Aged Beer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PECIALTY BEER</text:p>
          </table:table-cell>
          <table:table-cell table:number-columns-repeated="11"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 style:data-style-name="N2" text:time-value="0000-00-00T14:43:39.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date>2013-05-28T14:44:42.81</dc:date>
    <meta:editing-duration>PT4M44S</meta:editing-duration>
    <meta:editing-cycles>6</meta:editing-cycles>
    <meta:document-statistic meta:table-count="2" meta:cell-count="2032" meta:object-count="0"/>
  </office:meta>
</office:document-meta>
</file>